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7.35cm" svg:x2="14.97cm" svg:y2="7.35cm">
          <text:p/>
        </draw:line>
        <draw:line draw:style-name="gr1" draw:text-style-name="P1" draw:layer="layout" svg:x1="9.89cm" svg:y1="12.43cm" svg:x2="9.89cm" svg:y2="2.27cm">
          <text:p/>
        </draw:line>
        <draw:line draw:style-name="gr2" draw:text-style-name="P1" draw:layer="layout" svg:x1="11.16cm" svg:y1="7.096cm" svg:x2="11.16cm" svg:y2="7.35cm">
          <text:p/>
        </draw:line>
        <draw:line draw:style-name="gr2" draw:text-style-name="P1" draw:layer="layout" svg:x1="13.7cm" svg:y1="7.096cm" svg:x2="13.7cm" svg:y2="7.35cm">
          <text:p/>
        </draw:line>
        <draw:line draw:style-name="gr2" draw:text-style-name="P1" draw:layer="layout" svg:x1="8.62cm" svg:y1="7.096cm" svg:x2="8.62cm" svg:y2="7.35cm">
          <text:p/>
        </draw:line>
        <draw:line draw:style-name="gr2" draw:text-style-name="P1" draw:layer="layout" svg:x1="6.08cm" svg:y1="7.096cm" svg:x2="6.08cm" svg:y2="7.35cm">
          <text:p/>
        </draw:line>
        <draw:line draw:style-name="gr2" draw:text-style-name="P1" draw:layer="layout" svg:x1="10.144cm" svg:y1="6.08cm" svg:x2="9.89cm" svg:y2="6.08cm">
          <text:p/>
        </draw:line>
        <draw:line draw:style-name="gr2" draw:text-style-name="P1" draw:layer="layout" svg:x1="10.144cm" svg:y1="3.54cm" svg:x2="9.89cm" svg:y2="3.54cm">
          <text:p/>
        </draw:line>
        <draw:line draw:style-name="gr2" draw:text-style-name="P1" draw:layer="layout" svg:x1="10.144cm" svg:y1="8.62cm" svg:x2="9.89cm" svg:y2="8.62cm">
          <text:p/>
        </draw:line>
        <draw:line draw:style-name="gr2" draw:text-style-name="P1" draw:layer="layout" svg:x1="10.144cm" svg:y1="11.16cm" svg:x2="9.89cm" svg:y2="11.16cm">
          <text:p/>
        </draw:line>
        <draw:custom-shape draw:style-name="gr3" draw:text-style-name="P1" draw:layer="layout" svg:width="0.254cm" svg:height="0.254cm" svg:x="9.76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9.76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9.76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54cm" svg:height="1.266cm" svg:x="4.81cm" svg:y="2.274cm">
          <draw:text-box>
            <text:p text:style-name="P1"><text:span text:style-name="T1">0000</text:span></text:p>
          </draw:text-box>
        </draw:frame>
        <draw:frame draw:style-name="gr4" draw:text-style-name="P2" draw:layer="layout" svg:width="2.54cm" svg:height="1.266cm" svg:x="12.43cm" svg:y="2.27cm">
          <draw:text-box>
            <text:p text:style-name="P1"><text:span text:style-name="T1">1000</text:span></text:p>
          </draw:text-box>
        </draw:frame>
        <draw:frame draw:style-name="gr4" draw:text-style-name="P2" draw:layer="layout" svg:width="6.223cm" svg:height="1.843cm" svg:x="6.969cm" svg:y="5.253cm">
          <draw:text-box>
            <text:p text:style-name="P1"><text:span text:style-name="T1">(0101, 1101,</text:span></text:p>
            <text:p text:style-name="P1"><text:span text:style-name="T1">0111, 1111)</text:span></text:p>
          </draw:text-box>
        </draw:frame>
        <draw:frame draw:style-name="gr4" draw:text-style-name="P2" draw:layer="layout" svg:width="2.54cm" svg:height="1.266cm" svg:x="4.81cm" svg:y="9.89cm">
          <draw:text-box>
            <text:p text:style-name="P1"><text:span text:style-name="T1">0010</text:span></text:p>
          </draw:text-box>
        </draw:frame>
        <draw:frame draw:style-name="gr4" draw:text-style-name="P2" draw:layer="layout" svg:width="4.572cm" svg:height="1.266cm" svg:x="7.604cm" svg:y="9.89cm">
          <draw:text-box>
            <text:p text:style-name="P1"><text:span text:style-name="T1">(0110, 1110)</text:span></text:p>
          </draw:text-box>
        </draw:frame>
        <draw:frame draw:style-name="gr4" draw:text-style-name="P2" draw:layer="layout" svg:width="2.54cm" svg:height="1.266cm" svg:x="12.43cm" svg:y="9.89cm">
          <draw:text-box>
            <text:p text:style-name="P1"><text:span text:style-name="T1">1010</text:span></text:p>
          </draw:text-box>
        </draw:frame>
        <draw:frame draw:style-name="gr5" draw:layer="layout" svg:width="3.81cm" svg:height="1.27cm" svg:x="1.127cm" svg:y="6.715cm">
          <draw:text-box>
            <text:p>Tx 1 + Tx 2 </text:p>
          </draw:text-box>
        </draw:frame>
        <draw:frame draw:style-name="gr4" draw:text-style-name="P2" draw:layer="layout" svg:width="4.572cm" svg:height="1.266cm" svg:x="7.604cm" svg:y="2.27cm">
          <draw:text-box>
            <text:p text:style-name="P1"><text:span text:style-name="T1">(0100, </text:span><text:span text:style-name="T1">1100)</text:span></text:p>
          </draw:text-box>
        </draw:frame>
        <draw:frame draw:style-name="gr4" draw:text-style-name="P2" draw:layer="layout" svg:width="2.54cm" svg:height="1.843cm" svg:x="4.937cm" svg:y="5.253cm">
          <draw:text-box>
            <text:p text:style-name="P1"><text:span text:style-name="T1">(0001, 0011)</text:span></text:p>
          </draw:text-box>
        </draw:frame>
        <draw:frame draw:style-name="gr4" draw:text-style-name="P2" draw:layer="layout" svg:width="2.54cm" svg:height="1.843cm" svg:x="12.557cm" svg:y="5.253cm">
          <draw:text-box>
            <text:p text:style-name="P1"><text:span text:style-name="T1">(1001, </text:span></text:p>
            <text:p text:style-name="P1"><text:span text:style-name="T1">101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10-17T17:50:25.898547751</dc:date>
    <meta:editing-duration>PT18M39S</meta:editing-duration>
    <meta:editing-cycles>15</meta:editing-cycles>
    <meta:generator>LibreOffice/4.2.8.2$Linux_X86_64 LibreOffice_project/420m0$Build-2</meta:generator>
    <meta:document-statistic meta:object-count="29"/>
  </office:meta>
</office:document-meta>
</file>